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cc62" officeooo:paragraph-rsid="0019cc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Apt update</text:p>
      <text:p text:style-name="P1">apt install vim</text:p>
      <text:p text:style-name="P1">vim/etc/apt/sources.lis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6:50:45.650927416</meta:creation-date>
    <dc:date>2020-01-27T16:54:46.104157922</dc:date>
    <meta:editing-duration>PT4M3S</meta:editing-duration>
    <meta:editing-cycles>1</meta:editing-cycles>
    <meta:document-statistic meta:table-count="0" meta:image-count="0" meta:object-count="0" meta:page-count="1" meta:paragraph-count="3" meta:word-count="6" meta:character-count="49" meta:non-whitespace-character-count="46"/>
    <meta:generator>LibreOffice/6.0.7.3$Linux_X86_64 LibreOffice_project/00m0$Build-3</meta:generator>
  </office:meta>
</office:document-meta>
</file>